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Sans" svg:font-family="Sans"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iberation Serif" fo:font-size="11pt" officeooo:rsid="0006d5c3" officeooo:paragraph-rsid="004401e0" style:font-size-asian="11pt" style:font-size-complex="11pt"/>
    </style:style>
    <style:style style:name="P2" style:family="paragraph" style:parent-style-name="Standard">
      <style:text-properties style:font-name="Liberation Serif" fo:font-size="11pt" officeooo:rsid="0006d5c3" officeooo:paragraph-rsid="0006d5c3" style:font-size-asian="11pt" style:font-size-complex="11pt"/>
    </style:style>
    <style:style style:name="P3" style:family="paragraph" style:parent-style-name="Standard">
      <style:text-properties style:font-name="Liberation Serif" fo:font-size="11pt" officeooo:rsid="0006d5c3" officeooo:paragraph-rsid="004a2a71" style:font-size-asian="11pt" style:font-size-complex="11pt"/>
    </style:style>
    <style:style style:name="P4" style:family="paragraph" style:parent-style-name="Standard">
      <style:text-properties style:font-name="Liberation Serif" fo:font-size="11pt" officeooo:rsid="0006d5c3" officeooo:paragraph-rsid="002fb4a2" style:font-size-asian="11pt" style:font-size-complex="11pt"/>
    </style:style>
    <style:style style:name="P5" style:family="paragraph" style:parent-style-name="Standard">
      <style:text-properties style:font-name="Liberation Serif" fo:font-size="11pt" officeooo:rsid="0006d5c3" officeooo:paragraph-rsid="000d8ede" style:font-size-asian="11pt" style:font-size-complex="11pt"/>
    </style:style>
    <style:style style:name="P6" style:family="paragraph" style:parent-style-name="Standard">
      <style:text-properties style:font-name="Liberation Serif" fo:font-size="11pt" officeooo:rsid="0006d5c3" officeooo:paragraph-rsid="006be384" style:font-size-asian="11pt" style:font-size-complex="11pt"/>
    </style:style>
    <style:style style:name="P7" style:family="paragraph" style:parent-style-name="Standard">
      <style:text-properties style:font-name="Liberation Serif" fo:font-size="11pt" officeooo:rsid="0006d5c3" officeooo:paragraph-rsid="0074c238" style:font-size-asian="11pt" style:font-size-complex="11pt"/>
    </style:style>
    <style:style style:name="P8" style:family="paragraph" style:parent-style-name="Standard">
      <style:text-properties style:font-name="Liberation Serif" fo:font-size="11pt" officeooo:paragraph-rsid="004589b7" style:font-size-asian="11pt" style:font-size-complex="11pt"/>
    </style:style>
    <style:style style:name="P9" style:family="paragraph" style:parent-style-name="Standard">
      <style:text-properties style:font-name="Liberation Serif" fo:font-size="11pt" officeooo:rsid="004589b7" officeooo:paragraph-rsid="004589b7" style:font-size-asian="11pt" style:font-size-complex="11pt"/>
    </style:style>
    <style:style style:name="P10" style:family="paragraph" style:parent-style-name="Standard">
      <style:text-properties style:font-name="Liberation Serif" fo:font-size="11pt" officeooo:rsid="00080b8d" officeooo:paragraph-rsid="00498d36" style:font-size-asian="11pt" style:font-size-complex="11pt"/>
    </style:style>
    <style:style style:name="P11" style:family="paragraph" style:parent-style-name="Standard">
      <style:text-properties style:font-name="Liberation Serif" fo:font-size="11pt" officeooo:paragraph-rsid="00473787" style:font-size-asian="11pt" style:font-size-complex="11pt"/>
    </style:style>
    <style:style style:name="P12" style:family="paragraph" style:parent-style-name="Standard">
      <style:text-properties style:font-name="Liberation Serif" fo:font-size="11pt" officeooo:rsid="002045f7" officeooo:paragraph-rsid="0049a102" style:font-size-asian="11pt" style:font-size-complex="11pt"/>
    </style:style>
    <style:style style:name="P13" style:family="paragraph" style:parent-style-name="Standard">
      <style:text-properties style:font-name="Liberation Serif" fo:font-size="11pt" officeooo:rsid="0006dbb6" officeooo:paragraph-rsid="0006dbb6" style:font-size-asian="11pt" style:font-size-complex="11pt"/>
    </style:style>
    <style:style style:name="P14" style:family="paragraph" style:parent-style-name="Standard">
      <style:text-properties style:font-name="Liberation Serif" fo:font-size="11pt" officeooo:rsid="0029bcf6" officeooo:paragraph-rsid="002c7a68" style:font-size-asian="11pt" style:font-size-complex="11pt"/>
    </style:style>
    <style:style style:name="P15" style:family="paragraph" style:parent-style-name="Standard">
      <style:text-properties style:font-name="Liberation Serif" fo:font-size="11pt" officeooo:rsid="0029bcf6" officeooo:paragraph-rsid="004ac053" style:font-size-asian="11pt" style:font-size-complex="11pt"/>
    </style:style>
    <style:style style:name="P16" style:family="paragraph" style:parent-style-name="Standard">
      <style:text-properties style:font-name="Liberation Serif" fo:font-size="11pt" officeooo:rsid="004a2a71" officeooo:paragraph-rsid="004a2a71" style:font-size-asian="11pt" style:font-size-complex="11pt"/>
    </style:style>
    <style:style style:name="P17" style:family="paragraph" style:parent-style-name="Standard">
      <style:text-properties style:font-name="Liberation Serif" fo:font-size="11pt" officeooo:rsid="004bd28d" officeooo:paragraph-rsid="004bd28d" style:font-size-asian="11pt" style:font-size-complex="11pt"/>
    </style:style>
    <style:style style:name="P18" style:family="paragraph" style:parent-style-name="Standard">
      <style:text-properties style:font-name="Liberation Serif" fo:font-size="11pt" officeooo:rsid="004ce4c3" officeooo:paragraph-rsid="004ce4c3" style:font-size-asian="11pt" style:font-size-complex="11pt"/>
    </style:style>
    <style:style style:name="P19" style:family="paragraph" style:parent-style-name="Standard">
      <style:text-properties style:font-name="Liberation Serif" fo:font-size="11pt" officeooo:rsid="004e6c17" officeooo:paragraph-rsid="004e6c17" style:font-size-asian="11pt" style:font-size-complex="11pt"/>
    </style:style>
    <style:style style:name="P20" style:family="paragraph" style:parent-style-name="Standard">
      <style:text-properties style:font-name="Liberation Serif" fo:font-size="11pt" officeooo:rsid="004faa4c" officeooo:paragraph-rsid="004faa4c" style:font-size-asian="11pt" style:font-size-complex="11pt"/>
    </style:style>
    <style:style style:name="P21" style:family="paragraph" style:parent-style-name="Standard">
      <style:text-properties style:font-name="Liberation Serif" fo:font-size="11pt" officeooo:rsid="00516564" officeooo:paragraph-rsid="00516564" style:font-size-asian="11pt" style:font-size-complex="11pt"/>
    </style:style>
    <style:style style:name="P22" style:family="paragraph" style:parent-style-name="Standard">
      <style:text-properties style:font-name="Liberation Serif" fo:font-size="11pt" officeooo:rsid="002f130e" officeooo:paragraph-rsid="004ac053" style:font-size-asian="11pt" style:font-size-complex="11pt"/>
    </style:style>
    <style:style style:name="P23" style:family="paragraph" style:parent-style-name="Standard">
      <style:text-properties style:font-name="Liberation Serif" fo:font-size="11pt" officeooo:rsid="00157539" officeooo:paragraph-rsid="00522c8a" style:font-size-asian="11pt" style:font-size-complex="11pt"/>
    </style:style>
    <style:style style:name="P24" style:family="paragraph" style:parent-style-name="Standard">
      <style:text-properties style:font-name="Liberation Serif" fo:font-size="11pt" officeooo:rsid="0052e155" officeooo:paragraph-rsid="0052e155" style:font-size-asian="11pt" style:font-size-complex="11pt"/>
    </style:style>
    <style:style style:name="P25" style:family="paragraph" style:parent-style-name="Standard">
      <style:text-properties style:font-name="Liberation Serif" fo:font-size="11pt" officeooo:rsid="001772cc" officeooo:paragraph-rsid="001772cc" style:font-size-asian="11pt" style:font-size-complex="11pt"/>
    </style:style>
    <style:style style:name="P26" style:family="paragraph" style:parent-style-name="Standard">
      <style:text-properties style:font-name="Liberation Serif" fo:font-size="11pt" officeooo:rsid="002fb4a2" officeooo:paragraph-rsid="0052e155" style:font-size-asian="11pt" style:font-size-complex="11pt"/>
    </style:style>
    <style:style style:name="P27" style:family="paragraph" style:parent-style-name="Standard">
      <style:text-properties style:font-name="Liberation Serif" fo:font-size="11pt" officeooo:rsid="0055ef32" officeooo:paragraph-rsid="0055ef32" style:font-size-asian="11pt" style:font-size-complex="11pt"/>
    </style:style>
    <style:style style:name="P28" style:family="paragraph" style:parent-style-name="Standard">
      <style:text-properties style:font-name="Liberation Serif" fo:font-size="11pt" officeooo:rsid="0009c342" officeooo:paragraph-rsid="006218d4" style:font-size-asian="11pt" style:font-size-complex="11pt"/>
    </style:style>
    <style:style style:name="P29" style:family="paragraph" style:parent-style-name="Standard">
      <style:text-properties style:font-name="Liberation Serif" fo:font-size="11pt" officeooo:rsid="0009c342" officeooo:paragraph-rsid="00631044" style:font-size-asian="11pt" style:font-size-complex="11pt"/>
    </style:style>
    <style:style style:name="P30" style:family="paragraph" style:parent-style-name="Standard">
      <style:text-properties style:font-name="Liberation Serif" fo:font-size="11pt" officeooo:rsid="0030e7b7" officeooo:paragraph-rsid="0030e7b7" style:font-size-asian="11pt" style:font-size-complex="11pt"/>
    </style:style>
    <style:style style:name="P31" style:family="paragraph" style:parent-style-name="Standard">
      <style:text-properties style:font-name="Liberation Serif" fo:font-size="11pt" officeooo:rsid="006a4158" officeooo:paragraph-rsid="006a4158" style:font-size-asian="11pt" style:font-size-complex="11pt"/>
    </style:style>
    <style:style style:name="P32" style:family="paragraph" style:parent-style-name="Standard">
      <style:text-properties style:font-name="Liberation Serif" fo:font-size="11pt" officeooo:rsid="006a4158" officeooo:paragraph-rsid="006d91db" style:font-size-asian="11pt" style:font-size-complex="11pt"/>
    </style:style>
    <style:style style:name="P33" style:family="paragraph" style:parent-style-name="Standard">
      <style:text-properties style:font-name="Liberation Serif" fo:font-size="11pt" officeooo:rsid="000b03a2" officeooo:paragraph-rsid="000b03a2" style:font-size-asian="11pt" style:font-size-complex="11pt"/>
    </style:style>
    <style:style style:name="P34" style:family="paragraph" style:parent-style-name="Standard">
      <style:text-properties style:font-name="Liberation Serif" fo:font-size="11pt" officeooo:rsid="000b03a2" officeooo:paragraph-rsid="0074c238" style:font-size-asian="11pt" style:font-size-complex="11pt"/>
    </style:style>
    <style:style style:name="P35" style:family="paragraph" style:parent-style-name="Standard">
      <style:text-properties style:font-name="Liberation Serif" fo:font-size="11pt" officeooo:rsid="0034a644" officeooo:paragraph-rsid="006f521d" style:font-size-asian="11pt" style:font-size-complex="11pt"/>
    </style:style>
    <style:style style:name="P36" style:family="paragraph" style:parent-style-name="Standard">
      <style:text-properties style:font-name="Liberation Serif" fo:font-size="11pt" officeooo:rsid="003a3874" officeooo:paragraph-rsid="006f521d" style:font-size-asian="11pt" style:font-size-complex="11pt"/>
    </style:style>
    <style:style style:name="P37" style:family="paragraph" style:parent-style-name="Standard">
      <style:text-properties style:font-name="Liberation Serif" fo:font-size="11pt" officeooo:rsid="003e67f2" officeooo:paragraph-rsid="0072cc4e" style:font-size-asian="11pt" style:font-size-complex="11pt"/>
    </style:style>
    <style:style style:name="P38" style:family="paragraph" style:parent-style-name="Standard">
      <style:text-properties style:font-name="Liberation Serif" fo:font-size="11pt" officeooo:rsid="006218d4" officeooo:paragraph-rsid="006218d4" style:font-size-asian="11pt" style:font-size-complex="11pt"/>
    </style:style>
    <style:style style:name="P39" style:family="paragraph" style:parent-style-name="Standard">
      <style:text-properties style:font-name="Liberation Serif" fo:font-size="11pt" officeooo:rsid="0070e5ef" officeooo:paragraph-rsid="0070e5ef" style:font-size-asian="11pt" style:font-size-complex="11pt"/>
    </style:style>
    <style:style style:name="P40" style:family="paragraph" style:parent-style-name="Standard">
      <style:text-properties style:font-name="Liberation Serif" fo:font-size="11pt" officeooo:rsid="0070e5ef" officeooo:paragraph-rsid="00718bae" style:font-size-asian="11pt" style:font-size-complex="11pt"/>
    </style:style>
    <style:style style:name="P41" style:family="paragraph" style:parent-style-name="Standard">
      <style:text-properties style:font-name="Liberation Serif" fo:font-size="11pt" officeooo:rsid="0070e5ef" officeooo:paragraph-rsid="0074c238" style:font-size-asian="11pt" style:font-size-complex="11pt"/>
    </style:style>
    <style:style style:name="P42" style:family="paragraph" style:parent-style-name="Standard">
      <style:text-properties style:font-name="Liberation Serif" fo:font-size="11pt" fo:font-weight="normal" officeooo:rsid="005979bc" officeooo:paragraph-rsid="005979bc" style:font-size-asian="11pt" style:font-weight-asian="normal" style:font-size-complex="11pt" style:font-weight-complex="normal"/>
    </style:style>
    <style:style style:name="P43" style:family="paragraph" style:parent-style-name="Standard">
      <style:text-properties style:font-name="Liberation Serif" fo:font-size="11pt" fo:font-weight="normal" officeooo:rsid="0006d5c3" officeooo:paragraph-rsid="005979bc" style:font-size-asian="11pt" style:font-weight-asian="normal" style:font-size-complex="11pt" style:font-weight-complex="normal"/>
    </style:style>
    <style:style style:name="P44" style:family="paragraph" style:parent-style-name="Standard">
      <style:text-properties style:font-name="Liberation Serif" fo:font-size="11pt" fo:font-weight="normal" officeooo:rsid="0006d5c3" officeooo:paragraph-rsid="0062125e" style:font-size-asian="11pt" style:font-weight-asian="normal" style:font-size-complex="11pt" style:font-weight-complex="normal"/>
    </style:style>
    <style:style style:name="P45" style:family="paragraph" style:parent-style-name="Standard">
      <style:text-properties style:font-name="Liberation Serif" fo:font-size="11pt" fo:font-weight="normal" officeooo:rsid="0006d5c3" officeooo:paragraph-rsid="006218d4" style:font-size-asian="11pt" style:font-weight-asian="normal" style:font-size-complex="11pt" style:font-weight-complex="normal"/>
    </style:style>
    <style:style style:name="P46" style:family="paragraph" style:parent-style-name="Standard">
      <style:text-properties style:font-name="Liberation Serif" fo:font-size="11pt" fo:font-weight="normal" officeooo:rsid="005c1e78" officeooo:paragraph-rsid="005c1e78" style:font-size-asian="11pt" style:font-weight-asian="normal" style:font-size-complex="11pt" style:font-weight-complex="normal"/>
    </style:style>
    <style:style style:name="P47" style:family="paragraph" style:parent-style-name="Standard">
      <style:text-properties style:font-name="Liberation Serif" fo:font-size="11pt" fo:font-weight="normal" officeooo:paragraph-rsid="005f018d" style:font-size-asian="11pt" style:font-weight-asian="normal" style:font-size-complex="11pt" style:font-weight-complex="normal"/>
    </style:style>
    <style:style style:name="P48" style:family="paragraph" style:parent-style-name="Standard">
      <style:text-properties style:font-name="Liberation Serif" fo:font-size="11pt" fo:font-weight="normal" officeooo:paragraph-rsid="005ef15e" style:font-size-asian="11pt" style:font-weight-asian="normal" style:font-size-complex="11pt" style:font-weight-complex="normal"/>
    </style:style>
    <style:style style:name="P49" style:family="paragraph" style:parent-style-name="Standard">
      <style:text-properties style:font-name="Liberation Serif" fo:font-size="11pt" fo:font-weight="normal" officeooo:paragraph-rsid="005fa160" style:font-size-asian="11pt" style:font-weight-asian="normal" style:font-size-complex="11pt" style:font-weight-complex="normal"/>
    </style:style>
    <style:style style:name="P50" style:family="paragraph" style:parent-style-name="Standard">
      <style:text-properties style:font-name="Liberation Serif" fo:font-size="11pt" fo:font-weight="normal" officeooo:rsid="005fa160" officeooo:paragraph-rsid="005fa160" style:font-size-asian="11pt" style:font-weight-asian="normal" style:font-size-complex="11pt" style:font-weight-complex="normal"/>
    </style:style>
    <style:style style:name="P51" style:family="paragraph" style:parent-style-name="Standard">
      <style:text-properties style:font-name="Liberation Serif" fo:font-size="11pt" fo:font-weight="normal" officeooo:paragraph-rsid="0061594a" style:font-size-asian="11pt" style:font-weight-asian="normal" style:font-size-complex="11pt" style:font-weight-complex="normal"/>
    </style:style>
    <style:style style:name="P52" style:family="paragraph" style:parent-style-name="Standard">
      <style:text-properties style:font-name="Liberation Serif" fo:font-size="11pt" fo:font-weight="normal" officeooo:paragraph-rsid="0062125e" style:font-size-asian="11pt" style:font-weight-asian="normal" style:font-size-complex="11pt" style:font-weight-complex="normal"/>
    </style:style>
    <style:style style:name="P53" style:family="paragraph" style:parent-style-name="Standard">
      <style:text-properties style:font-name="Liberation Serif" fo:font-size="11pt" fo:font-weight="normal" officeooo:rsid="006218d4" officeooo:paragraph-rsid="006218d4" style:font-size-asian="11pt" style:font-weight-asian="normal" style:font-size-complex="11pt" style:font-weight-complex="normal"/>
    </style:style>
    <style:style style:name="P54" style:family="paragraph" style:parent-style-name="Standard">
      <style:text-properties style:font-name="Liberation Serif" fo:font-size="11pt" fo:font-weight="normal" officeooo:paragraph-rsid="006218d4" style:font-size-asian="11pt" style:font-weight-asian="normal" style:font-size-complex="11pt" style:font-weight-complex="normal"/>
    </style:style>
    <style:style style:name="P55" style:family="paragraph" style:parent-style-name="Standard">
      <style:text-properties style:font-name="Liberation Serif" fo:font-size="11pt" style:text-underline-style="solid" style:text-underline-width="auto" style:text-underline-color="font-color" fo:font-weight="bold" officeooo:rsid="00640448" officeooo:paragraph-rsid="00640448" style:font-size-asian="11pt" style:font-weight-asian="bold" style:font-size-complex="11pt" style:font-weight-complex="bold"/>
    </style:style>
    <style:style style:name="P56" style:family="paragraph" style:parent-style-name="Standard">
      <style:text-properties style:font-name="Liberation Serif" fo:font-size="11pt" style:text-underline-style="none" fo:font-weight="normal" officeooo:rsid="006a4158" officeooo:paragraph-rsid="006a4158" style:font-size-asian="11pt" style:font-weight-asian="normal" style:font-size-complex="11pt" style:font-weight-complex="normal"/>
    </style:style>
    <style:style style:name="P57" style:family="paragraph" style:parent-style-name="Standard">
      <style:paragraph-properties fo:text-align="start" style:justify-single-word="false" style:writing-mode="lr-tb"/>
      <style:text-properties style:font-name="Liberation Serif" fo:font-size="11pt" fo:font-weight="normal" style:font-size-asian="11pt" style:font-weight-asian="normal" style:font-size-complex="11pt" style:font-weight-complex="normal"/>
    </style:style>
    <style:style style:name="P58" style:family="paragraph" style:parent-style-name="Standard">
      <style:paragraph-properties fo:text-align="start" style:justify-single-word="false" style:writing-mode="lr-tb"/>
      <style:text-properties style:font-name="Liberation Serif" fo:font-size="11pt" fo:font-weight="normal" officeooo:paragraph-rsid="005c1e78" style:font-size-asian="11pt" style:font-weight-asian="normal" style:font-size-complex="11pt" style:font-weight-complex="normal"/>
    </style:style>
    <style:style style:name="T1" style:family="text">
      <style:text-properties officeooo:rsid="000b03a2"/>
    </style:style>
    <style:style style:name="T2" style:family="text">
      <style:text-properties officeooo:rsid="000bd5f6"/>
    </style:style>
    <style:style style:name="T3" style:family="text">
      <style:text-properties officeooo:rsid="0022e4ce"/>
    </style:style>
    <style:style style:name="T4" style:family="text">
      <style:text-properties officeooo:rsid="0026b596"/>
    </style:style>
    <style:style style:name="T5" style:family="text">
      <style:text-properties officeooo:rsid="0029b4b8"/>
    </style:style>
    <style:style style:name="T6" style:family="text">
      <style:text-properties officeooo:rsid="002c7a68"/>
    </style:style>
    <style:style style:name="T7" style:family="text">
      <style:text-properties style:text-outline="false" style:text-line-through-style="none" style:text-line-through-type="none" fo:font-style="normal" fo:text-shadow="none" style:text-underline-style="none" style:font-style-asian="normal" style:text-emphasize="none"/>
    </style:style>
    <style:style style:name="T8" style:family="text">
      <style:text-properties style:text-outline="false" style:text-line-through-style="none" style:text-line-through-type="none" fo:font-style="normal" fo:text-shadow="none" style:text-underline-style="none" officeooo:rsid="005f018d" style:font-style-asian="normal" style:text-emphasize="none"/>
    </style:style>
    <style:style style:name="T9" style:family="text">
      <style:text-properties style:text-outline="false" style:text-line-through-style="none" style:text-line-through-type="none" fo:font-style="normal" fo:text-shadow="none" style:text-underline-style="none" officeooo:rsid="0006d5c3" style:font-style-asian="normal" style:text-emphasize="none"/>
    </style:style>
    <style:style style:name="T10" style:family="text">
      <style:text-properties style:text-outline="false" style:text-line-through-style="none" style:text-line-through-type="none" fo:font-style="normal" fo:text-shadow="none" style:text-underline-style="none" officeooo:rsid="005fa160" style:font-style-asian="normal" style:text-emphasize="none"/>
    </style:style>
    <style:style style:name="T11" style:family="text">
      <style:text-properties style:text-outline="false" style:text-line-through-style="none" style:text-line-through-type="none" fo:font-style="normal" fo:text-shadow="none" style:text-underline-style="none" officeooo:rsid="0061594a" style:font-style-asian="normal" style:text-emphasize="none"/>
    </style:style>
    <style:style style:name="T12" style:family="text">
      <style:text-properties style:text-outline="false" style:text-line-through-style="none" style:text-line-through-type="none" fo:font-style="normal" fo:text-shadow="none" style:text-underline-style="none" officeooo:rsid="005ef15e" style:font-style-asian="normal" style:text-emphasize="none"/>
    </style:style>
    <style:style style:name="T13" style:family="text">
      <style:text-properties style:text-outline="false" style:text-line-through-style="none" style:text-line-through-type="none" fo:font-style="normal" fo:text-shadow="none" style:text-underline-style="none" officeooo:rsid="006218d4" style:font-style-asian="normal" style:text-emphasize="none"/>
    </style:style>
    <style:style style:name="T14" style:family="text">
      <style:text-properties style:text-outline="false" style:text-line-through-style="none" style:text-line-through-type="none" fo:font-style="normal" fo:text-shadow="none" style:text-underline-style="none" officeooo:rsid="0062125e" style:font-style-asian="normal" style:font-style-complex="normal" style:text-emphasize="none"/>
    </style:style>
    <style:style style:name="T15" style:family="text">
      <style:text-properties style:text-outline="false" style:text-line-through-style="none" style:text-line-through-type="none" fo:font-style="normal" fo:text-shadow="none" style:text-underline-style="none" fo:font-weight="bold" style:font-style-asian="normal" style:font-weight-asian="bold" style:text-emphasize="none"/>
    </style:style>
    <style:style style:name="T16" style:family="text">
      <style:text-properties style:text-outline="false" style:text-line-through-style="none" style:text-line-through-type="none" fo:font-style="normal" fo:text-shadow="none" style:text-underline-style="none" fo:font-weight="bold" officeooo:rsid="0006d5c3" style:font-style-asian="normal" style:font-weight-asian="bold" style:text-emphasize="none"/>
    </style:style>
    <style:style style:name="T17" style:family="text">
      <style:text-properties style:text-outline="false" style:text-line-through-style="none" style:text-line-through-type="none" fo:font-style="normal" fo:text-shadow="none" style:text-underline-style="none" fo:font-weight="bold" officeooo:rsid="006218d4" style:font-style-asian="normal" style:font-weight-asian="bold" style:text-emphasize="none"/>
    </style:style>
    <style:style style:name="T18" style:family="text">
      <style:text-properties officeooo:rsid="0030e7b7"/>
    </style:style>
    <style:style style:name="T19" style:family="text">
      <style:text-properties officeooo:rsid="00321639"/>
    </style:style>
    <style:style style:name="T20" style:family="text">
      <style:text-properties fo:color="#000000" style:text-outline="false" style:text-line-through-style="none" style:text-line-through-type="none" fo:font-style="normal" fo:text-shadow="none" style:text-underline-style="none" style:font-style-asian="normal" style:text-emphasize="none"/>
    </style:style>
    <style:style style:name="T21" style:family="text">
      <style:text-properties fo:color="#000000" style:text-outline="false" style:text-line-through-style="none" style:text-line-through-type="none" fo:font-style="normal" fo:text-shadow="none" style:text-underline-style="none" officeooo:rsid="005ab1ad" style:font-style-asian="normal" style:text-emphasize="none"/>
    </style:style>
    <style:style style:name="T22" style:family="text">
      <style:text-properties fo:color="#000000" style:text-outline="false" style:text-line-through-style="none" style:text-line-through-type="none" fo:font-style="normal" fo:text-shadow="none" style:text-underline-style="none" officeooo:rsid="003f94f3" style:font-style-asian="normal" style:text-emphasize="none"/>
    </style:style>
    <style:style style:name="T23" style:family="text">
      <style:text-properties fo:color="#000000" style:text-outline="false" style:text-line-through-style="none" style:text-line-through-type="none" fo:font-style="normal" fo:text-shadow="none" style:text-underline-style="none" officeooo:rsid="005c1e78" style:font-style-asian="normal" style:text-emphasize="none"/>
    </style:style>
    <style:style style:name="T24" style:family="text">
      <style:text-properties officeooo:rsid="004401e0"/>
    </style:style>
    <style:style style:name="T25" style:family="text">
      <style:text-properties officeooo:rsid="004589b7"/>
    </style:style>
    <style:style style:name="T26" style:family="text">
      <style:text-properties officeooo:rsid="00473787"/>
    </style:style>
    <style:style style:name="T27" style:family="text">
      <style:text-properties officeooo:rsid="004825e9"/>
    </style:style>
    <style:style style:name="T28" style:family="text">
      <style:text-properties officeooo:rsid="00498d36"/>
    </style:style>
    <style:style style:name="T29" style:family="text">
      <style:text-properties officeooo:rsid="0049a102"/>
    </style:style>
    <style:style style:name="T30" style:family="text">
      <style:text-properties officeooo:rsid="004a0b9d"/>
    </style:style>
    <style:style style:name="T31" style:family="text">
      <style:text-properties officeooo:rsid="004a2a71"/>
    </style:style>
    <style:style style:name="T32" style:family="text">
      <style:text-properties officeooo:rsid="004ac053"/>
    </style:style>
    <style:style style:name="T33" style:family="text">
      <style:text-properties officeooo:rsid="004e6c17"/>
    </style:style>
    <style:style style:name="T34" style:family="text">
      <style:text-properties officeooo:rsid="00504d0c"/>
    </style:style>
    <style:style style:name="T35" style:family="text">
      <style:text-properties officeooo:rsid="00518716"/>
    </style:style>
    <style:style style:name="T36" style:family="text">
      <style:text-properties officeooo:rsid="00522c8a"/>
    </style:style>
    <style:style style:name="T37" style:family="text">
      <style:text-properties officeooo:rsid="0052e155"/>
    </style:style>
    <style:style style:name="T38" style:family="text">
      <style:text-properties officeooo:rsid="0056a994"/>
    </style:style>
    <style:style style:name="T39" style:family="text">
      <style:text-properties officeooo:rsid="0057c15a"/>
    </style:style>
    <style:style style:name="T40" style:family="text">
      <style:text-properties officeooo:rsid="006218d4"/>
    </style:style>
    <style:style style:name="T41" style:family="text">
      <style:text-properties officeooo:rsid="00631044"/>
    </style:style>
    <style:style style:name="T42" style:family="text">
      <style:text-properties style:text-underline-style="none" fo:font-weight="normal" style:font-weight-asian="normal" style:font-weight-complex="normal"/>
    </style:style>
    <style:style style:name="T43" style:family="text">
      <style:text-properties style:text-underline-style="none" fo:font-weight="normal" officeooo:rsid="006be384" style:font-weight-asian="normal" style:font-weight-complex="normal"/>
    </style:style>
    <style:style style:name="T44" style:family="text">
      <style:text-properties style:text-underline-style="none" fo:font-weight="normal" officeooo:rsid="006d91db" style:font-weight-asian="normal" style:font-weight-complex="normal"/>
    </style:style>
    <style:style style:name="T45" style:family="text">
      <style:text-properties officeooo:rsid="006be384"/>
    </style:style>
    <style:style style:name="T46" style:family="text">
      <style:text-properties officeooo:rsid="006f2513"/>
    </style:style>
    <style:style style:name="T47" style:family="text">
      <style:text-properties officeooo:rsid="00718bae"/>
    </style:style>
    <style:style style:name="T48" style:family="text">
      <style:text-properties officeooo:rsid="0072cc4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nouncing <text:span text:style-name="T24">a Fashion </text:span>Contest “#MissBiohazard”! </text:p>
      <text:p text:style-name="P1"><text:span text:style-name="T24">The is to make a proper wear of raspirators sexy and casual.</text:span></text:p>
      <text:p text:style-name="P1"><text:span text:style-name="T24">Just like singlasses!</text:span></text:p>
      <text:p text:style-name="P2"/>
      <text:p text:style-name="P41">#BiohazardSymbolOnMasks</text:p>
      <text:p text:style-name="P7"><text:span text:style-name="T1">#MissBiohazard</text:span></text:p>
      <text:p text:style-name="P7"><text:span text:style-name="T1">#MasksCanBeSexy</text:span></text:p>
      <text:p text:style-name="P7"><text:span text:style-name="T1">#CyberGothsFIGHTCovid19</text:span></text:p>
      <text:p text:style-name="P7"><text:span text:style-name="T1">#CyberGothSelfieChallenge</text:span></text:p>
      <text:p text:style-name="P7"><text:span text:style-name="T1">#RaspiratorsShouldBeAsPopularAsSunglasses</text:span></text:p>
      <text:p text:style-name="P7"><text:span text:style-name="T1">#MaskGoddess</text:span></text:p>
      <text:p text:style-name="P7"><text:span text:style-name="T1">#TechnologySolvesApocalypse.</text:span></text:p>
      <text:p text:style-name="P34"/>
      <text:p text:style-name="P8"><text:span text:style-name="T25">The idea is that the world is full of lethal viruses.</text:span></text:p>
      <text:p text:style-name="P9">AIDS, Smallpocks, Herpes... </text:p>
      <text:p text:style-name="P9">The list is endless.</text:p>
      <text:p text:style-name="P8"/>
      <text:p text:style-name="P8"><text:span text:style-name="T25">During the last decade this is the second time when everyone is wearing masks.</text:span></text:p>
      <text:p text:style-name="P9">Every year, a simple flu infects millions of people in the world.</text:p>
      <text:p text:style-name="P9"/>
      <text:p text:style-name="P10"><text:span text:style-name="T28">Sickness </text:span>causes losses <text:span text:style-name="T30">and opens the doors to more serious deseases.</text:span></text:p>
      <text:p text:style-name="P11"><text:span text:style-name="T26">And every time the reporters behave as if this never happened before.</text:span></text:p>
      <text:p text:style-name="P12">And full isolation <text:span text:style-name="T29">is </text:span>not possible.</text:p>
      <text:p text:style-name="P2">People are <text:span text:style-name="T3">helpless before the </text:span>microworld.</text:p>
      <text:p text:style-name="P13"><text:span text:style-name="T27">That’s why </text:span>people always wanted to be something more than just “humans”.</text:p>
      <text:p text:style-name="P2">For decades, there were people who considered masks and raspirators sexy.</text:p>
      <text:p text:style-name="P14"><text:span text:style-name="T30">For</text:span> <text:span text:style-name="T6">those </text:span>people, <text:span text:style-name="T31">the masks and raspirators have always been an additional layer of self expression</text:span>.</text:p>
      <text:p text:style-name="P16">For them, the masks symbolize the control.</text:p>
      <text:p text:style-name="P3"><text:span text:style-name="T31">The history knows many cases when people wore masks on public events (parades etc.) to keep their anonymity.</text:span></text:p>
      <text:p text:style-name="P17">For them, masks create an image of mystery.</text:p>
      <text:p text:style-name="P18">They want to express, that even if masks are necessary for survival in apocalyptic world, one can also wear raspirators as a decoration, <text:span text:style-name="T33">as a piece of art</text:span>.</text:p>
      <text:p text:style-name="P19">They show the world in which raspirators are as common as sunglasses, or a belt for example.</text:p>
      <text:p text:style-name="P16">These people <text:span text:style-name="T32">invested </text:span>decades <text:span text:style-name="T32">on attepts to use raspirators as something sexy.</text:span></text:p>
      <text:p text:style-name="P20">These people experimented with ideas on how to receive joy in dystopian <text:span text:style-name="T34">world</text:span>.</text:p>
      <text:p text:style-name="P21">They express how to live in the world where technologies solve long term problems and instantly turn into <text:span text:style-name="T35">a tool for self expression</text:span>.</text:p>
      <text:p text:style-name="P22">We <text:span text:style-name="T32">can learn it from them as well.</text:span></text:p>
      <text:p text:style-name="P15"><text:span text:style-name="T32">Of course, I talk about Cybergoths, who were popular 10 years ago.</text:span></text:p>
      <text:p text:style-name="P15"><text:span text:style-name="T32">They invented many ways of wearing </text:span>raspirators <text:span text:style-name="T32">as a </text:span>sexy <text:span text:style-name="T32">accessory.</text:span></text:p>
      <text:p text:style-name="P23"><text:span text:style-name="T36">We want to fly to Mars.</text:span></text:p>
      <text:p text:style-name="P24">Since Mars does not have an atmosphere, we have to start getting used to wearing raspirators today.</text:p>
      <text:p text:style-name="P24">In fact, the Universe has very small number of places where humans can breathe without raspirators.</text:p>
      <text:p text:style-name="P25">We <text:span text:style-name="T37">need to learn to live comfortably in ANY </text:span>conditions.</text:p>
      <text:p text:style-name="P26"><text:span text:style-name="T37">And very rarely we will have a luxury of sitting and waitubg until the conditions become favourable for us.</text:span></text:p>
      <text:p text:style-name="P4"/>
      <text:p text:style-name="P27">Even if the vaccine is found, I will still believe that the <text:span text:style-name="T38">true </text:span>solution <text:span text:style-name="T38">of this problem </text:span>is to isolate ourselves and <text:span text:style-name="T39">to learn to </text:span>solve the problems faster than they expand.</text:p>
      <text:p text:style-name="P42"><text:span text:style-name="T20">And now we need to put on the BIGGEST raspirators </text:span><text:span text:style-name="T21">that </text:span><text:span text:style-name="T20">we can find, and to decorate them just like Cybergoths decorated them.</text:span></text:p>
      <text:p text:style-name="P43"><text:span text:style-name="T20"/></text:p>
      <text:p text:style-name="P46"><text:span text:style-name="T20">We need to turn our new world into something normal.</text:span></text:p>
      <text:p text:style-name="P46"><text:span text:style-name="T20"/></text:p>
      <text:p text:style-name="P58"><text:soft-page-break/><text:span text:style-name="T20">The virus</text:span><text:span text:style-name="T22">es</text:span><text:span text:style-name="T20"> may be killing us, but </text:span><text:span text:style-name="T22">they </text:span><text:span text:style-name="T20">will NOT kill our JOY TO LIFE! </text:span></text:p>
      <text:p text:style-name="P58"><text:span text:style-name="T20">We will turn </text:span><text:span text:style-name="T23">our tool of fighting them into a sexy attribute of our lives</text:span><text:span text:style-name="T22">!</text:span></text:p>
      <text:p text:style-name="P57"><text:span text:style-name="T20"/></text:p>
      <text:p text:style-name="P47"><text:span text:style-name="T8">Vaccines work too slow in our world.</text:span></text:p>
      <text:p text:style-name="P47"><text:span text:style-name="T8"/></text:p>
      <text:p text:style-name="P47"><text:span text:style-name="T8">Every </text:span><text:span text:style-name="T9">5 </text:span><text:span text:style-name="T8">years we find new diseases we can’t cure.</text:span></text:p>
      <text:p text:style-name="P48"><text:span text:style-name="T9"/></text:p>
      <text:p text:style-name="P49"><text:span text:style-name="T10">T</text:span><text:span text:style-name="T9">hat's why I </text:span><text:span text:style-name="T10">want raspirators to be as popular as sunglasses.</text:span></text:p>
      <text:p text:style-name="P50"><text:span text:style-name="T9"/></text:p>
      <text:p text:style-name="P51"><text:span text:style-name="T11">I plan to encaurage popularization of the idea that “wearing raspirators is cool”.</text:span></text:p>
      <text:p text:style-name="P51"><text:span text:style-name="T12"/></text:p>
      <text:p text:style-name="P52"><text:span text:style-name="T14">Every month a new Miss Biohazard will be selected, based on the number of likes under her Cybergoth photos.</text:span></text:p>
      <text:p text:style-name="P52"><text:span text:style-name="T14">The winners get a financial reward.</text:span></text:p>
      <text:p text:style-name="P44"/>
      <text:p text:style-name="P28"><text:span text:style-name="T40">So. </text:span></text:p>
      <text:p text:style-name="P28"><text:span text:style-name="T45">You need to:</text:span></text:p>
      <text:p text:style-name="P29">- <text:span text:style-name="T4">Print out a Biohazard symbol (neon green, pink, violet etc.).</text:span></text:p>
      <text:p text:style-name="P30">- Stick <text:span text:style-name="T45">the </text:span>Biohazard <text:span text:style-name="T41">symbol </text:span>onto your mask / <text:span text:style-name="T45">raspirator / </text:span>outfit <text:span text:style-name="T19">(preferrably onto smooth areas without wrinkles).</text:span></text:p>
      <text:p text:style-name="P55"/>
      <text:p text:style-name="P56">To participate in the contest, you also need to:</text:p>
      <text:p text:style-name="P31"><text:span text:style-name="T42">- Take a photo (selfie, in </text:span><text:span text:style-name="T18">a raspirator, </text:span>preferribly in <text:span text:style-name="T18">a sexy outfit - leather, vinyl. </text:span>l<text:span text:style-name="T18">atex </text:span>etc<text:span text:style-name="T18">).</text:span></text:p>
      <text:p text:style-name="P5">- <text:span text:style-name="T1">Upload it as your avatar to your Instagram, Facebook, Twitter.</text:span></text:p>
      <text:p text:style-name="P33">- <text:span text:style-name="T2">Copy the entire text of this campaign </text:span>into the <text:span text:style-name="T2">photo </text:span>description.</text:p>
      <text:p text:style-name="P5"/>
      <text:p text:style-name="P32"><text:span text:style-name="T43">I believe that only this will solve the fact that people don’t </text:span><text:span text:style-name="T44">always </text:span><text:span text:style-name="T43">wear masks (forgetting that </text:span><text:span text:style-name="T44">the </text:span><text:span text:style-name="T43">virus can be spread </text:span><text:span text:style-name="T44">by </text:span><text:span text:style-name="T43">wind or </text:span><text:span text:style-name="T44">stay active even </text:span><text:span text:style-name="T43">on the </text:span><text:span text:style-name="T5">ground).</text:span></text:p>
      <text:p text:style-name="P5"/>
      <text:p text:style-name="P35"><text:span text:style-name="T46">And another reason why masks should be bright and beautiful is that depressing environment also makes people volnurable to viruses.</text:span></text:p>
      <text:p text:style-name="P5"/>
      <text:p text:style-name="P40"><text:span text:style-name="T47">Neon green and pink Biohazard symbols on masks will rise the mood on the street and in the news, thus strengthening people’s immune systems and speeding up the fight against the COVID19 virus.</text:span></text:p>
      <text:p text:style-name="P5"/>
      <text:p text:style-name="P37"><text:span text:style-name="T48">In a nutshell, if you have nothing to do, create a bright sexy outfit that will make this virus fade by comparison (for example, g</text:span>et dressed like a cybergoth, <text:span text:style-name="T48">or any other outfit you can think of).</text:span></text:p>
      <text:p text:style-name="P37"><text:span text:style-name="T48">A</text:span>nd <text:span text:style-name="T48">make </text:span>a selfie.</text:p>
      <text:p text:style-name="P5"/>
      <text:p text:style-name="P2">For details, check:</text:p>
      <text:p text:style-name="P2">- patreon</text:p>
      <text:p text:style-name="P2">- indiegogo</text:p>
      <text:p text:style-name="P38"><text:span text:style-name="T16"/></text:p>
      <text:p text:style-name="P53"><text:span text:style-name="T9">A</text:span><text:span text:style-name="T7">lso, please donate.</text:span></text:p>
      <text:p text:style-name="P54"><text:span text:style-name="T13">This is an attempt to find better ways to spend money, than just send trillions of dollars to medical infrastructure and hope for the best.</text:span></text:p>
      <text:p text:style-name="P45"><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Sans" svg:font-family="Sans"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6T11:17:07.888682276</meta:creation-date>
    <dc:date>2020-04-16T22:57:26.716418212</dc:date>
    <meta:editing-duration>PT10H55M26S</meta:editing-duration>
    <meta:editing-cycles>118</meta:editing-cycles>
    <meta:generator>LibreOffice/6.0.7.3$Linux_X86_64 LibreOffice_project/00m0$Build-3</meta:generator>
    <meta:document-statistic meta:table-count="0" meta:image-count="0" meta:object-count="0" meta:page-count="2" meta:paragraph-count="68" meta:word-count="775" meta:character-count="4529" meta:non-whitespace-character-count="3818"/>
  </office:meta>
</office:document-meta>
</file>